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 Gyre Bonum Math" svg:font-family="'TeX Gyre Bonum Math'" style:font-pitch="variable"/>
  </office:font-face-decls>
  <office:automatic-styles>
    <style:style style:name="descriptionStatistique" style:family="table">
      <style:table-properties style:width="17cm" table:align="margins" style:shadow="none" style:may-break-between-rows="true" table:border-model="collapsing"/>
    </style:style>
    <style:style style:name="descriptionStatistique.A" style:family="table-column">
      <style:table-column-properties style:column-width="1.799cm" style:rel-column-width="1020*"/>
    </style:style>
    <style:style style:name="descriptionStatistique.B" style:family="table-column">
      <style:table-column-properties style:column-width="2.708cm" style:rel-column-width="1535*"/>
    </style:style>
    <style:style style:name="descriptionStatistique.C" style:family="table-column">
      <style:table-column-properties style:column-width="2.686cm" style:rel-column-width="1523*"/>
    </style:style>
    <style:style style:name="descriptionStatistique.E" style:family="table-column">
      <style:table-column-properties style:column-width="2.399cm" style:rel-column-width="1360*"/>
    </style:style>
    <style:style style:name="descriptionStatistique.F" style:family="table-column">
      <style:table-column-properties style:column-width="2.272cm" style:rel-column-width="1288*"/>
    </style:style>
    <style:style style:name="descriptionStatistique.G" style:family="table-column">
      <style:table-column-properties style:column-width="2.429cm" style:rel-column-width="1377*"/>
    </style:style>
    <style:style style:name="descriptionStatistique.1" style:family="table-row">
      <style:table-row-properties fo:keep-together="auto"/>
    </style:style>
    <style:style style:name="descriptionStatistique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descriptionStatistique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escriptionStatistique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D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F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G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E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F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G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B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D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F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G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C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D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E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F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G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B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D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E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F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G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C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D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E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F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G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B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D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E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F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G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C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D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E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F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G9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descriptionStatistique.B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escriptionStatistique.C10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escriptionStatistique.D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escriptionStatistique.E10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escriptionStatistique.F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escriptionStatistique.G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5ace3" officeooo:paragraph-rsid="0005ace3"/>
    </style:style>
    <style:style style:name="P2" style:family="paragraph" style:parent-style-name="Standard">
      <style:paragraph-properties fo:text-align="center" style:justify-single-word="false"/>
      <style:text-properties officeooo:rsid="000717e6" officeooo:paragraph-rsid="000717e6"/>
    </style:style>
    <style:style style:name="P3" style:family="paragraph" style:parent-style-name="Standard">
      <style:paragraph-properties fo:text-align="start" style:justify-single-word="false"/>
      <style:text-properties officeooo:rsid="000717e6" officeooo:paragraph-rsid="000717e6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5ace3" officeooo:paragraph-rsid="0005ace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5ace3" officeooo:paragraph-rsid="0005ace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17e6" officeooo:paragraph-rsid="000717e6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85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51dd" officeooo:paragraph-rsid="00085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dd4" officeooo:paragraph-rsid="00095d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a437" officeooo:paragraph-rsid="000aa4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00851dd" officeooo:paragraph-rsid="00085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851dd"/>
    </style:style>
    <style:style style:name="T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085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095d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officeooo:rsid="00095dd4"/>
    </style:style>
    <style:style style:name="T5" style:family="text">
      <style:text-properties officeooo:rsid="000aa437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Strasbourg-Entzheim</text:p>
      <text:p text:style-name="P5"/>
      <text:p text:style-name="P1"/>
      <text:p text:style-name="P6">Description statistique</text:p>
      <text:p text:style-name="P2"/>
      <text:p text:style-name="P3">les éléments auxquels nous nous intéresseront pour la description statistique sont : la moyenne, la médiane, le mode, le maximum, le minimum et l’écart type.</text:p>
      <text:p text:style-name="P3"/>
      <table:table table:name="descriptionStatistique" table:style-name="descriptionStatistique" table:template-name="Simple Grid Columns">
        <table:table-column table:style-name="descriptionStatistique.A"/>
        <table:table-column table:style-name="descriptionStatistique.B"/>
        <table:table-column table:style-name="descriptionStatistique.C"/>
        <table:table-column table:style-name="descriptionStatistique.B"/>
        <table:table-column table:style-name="descriptionStatistique.E"/>
        <table:table-column table:style-name="descriptionStatistique.F"/>
        <table:table-column table:style-name="descriptionStatistique.G"/>
        <table:table-row table:style-name="descriptionStatistique.1">
          <table:table-cell table:style-name="descriptionStatistique.A1" office:value-type="string">
            <text:p text:style-name="P7"/>
          </table:table-cell>
          <table:table-cell table:style-name="descriptionStatistique.B1" office:value-type="string">
            <text:p text:style-name="P9">moyenne</text:p>
          </table:table-cell>
          <table:table-cell table:style-name="descriptionStatistique.B1" office:value-type="string">
            <text:p text:style-name="P9">médiane</text:p>
          </table:table-cell>
          <table:table-cell table:style-name="descriptionStatistique.B1" office:value-type="string">
            <text:p text:style-name="P9">mode</text:p>
          </table:table-cell>
          <table:table-cell table:style-name="descriptionStatistique.B1" office:value-type="string">
            <text:p text:style-name="P9">maximum</text:p>
          </table:table-cell>
          <table:table-cell table:style-name="descriptionStatistique.B1" office:value-type="string">
            <text:p text:style-name="P9">minimum</text:p>
          </table:table-cell>
          <table:table-cell table:style-name="descriptionStatistique.A1" office:value-type="string">
            <text:p text:style-name="P7">é<text:span text:style-name="T1">cart type</text:span></text:p>
          </table:table-cell>
        </table:table-row>
        <table:table-row table:style-name="descriptionStatistique.1">
          <table:table-cell table:style-name="descriptionStatistique.A2" office:value-type="string">
            <text:p text:style-name="P9">tavg</text:p>
          </table:table-cell>
          <table:table-cell table:style-name="descriptionStatistique.B2" office:value-type="string">
            <text:p text:style-name="P8"><text:span text:style-name="T2">10,69 </text:span><text:span text:style-name="T3">C</text:span></text:p>
          </table:table-cell>
          <table:table-cell table:style-name="descriptionStatistique.C2" office:value-type="string">
            <text:p text:style-name="P10">10,9 C</text:p>
          </table:table-cell>
          <table:table-cell table:style-name="descriptionStatistique.D2" office:value-type="string">
            <text:p text:style-name="P10">14,6 C</text:p>
          </table:table-cell>
          <table:table-cell table:style-name="descriptionStatistique.E2" office:value-type="string">
            <text:p text:style-name="P10">29,6 C</text:p>
          </table:table-cell>
          <table:table-cell table:style-name="descriptionStatistique.F2" office:value-type="string">
            <text:p text:style-name="P10">-14,8 C</text:p>
          </table:table-cell>
          <table:table-cell table:style-name="descriptionStatistique.G2" office:value-type="string">
            <text:p text:style-name="P11">7,46 C</text:p>
          </table:table-cell>
        </table:table-row>
        <table:table-row>
          <table:table-cell table:style-name="descriptionStatistique.A2" office:value-type="string">
            <text:p text:style-name="P9">tmin</text:p>
          </table:table-cell>
          <table:table-cell table:style-name="descriptionStatistique.B3" office:value-type="string">
            <text:p text:style-name="P9">6,33 C</text:p>
          </table:table-cell>
          <table:table-cell table:style-name="descriptionStatistique.C3" office:value-type="string">
            <text:p text:style-name="P10">6,6 C</text:p>
          </table:table-cell>
          <table:table-cell table:style-name="descriptionStatistique.D3" office:value-type="string">
            <text:p text:style-name="P10">6,0 C</text:p>
          </table:table-cell>
          <table:table-cell table:style-name="descriptionStatistique.E3" office:value-type="string">
            <text:p text:style-name="P10">23,8 C</text:p>
          </table:table-cell>
          <table:table-cell table:style-name="descriptionStatistique.F3" office:value-type="string">
            <text:p text:style-name="P7">-<text:span text:style-name="T4">23,2 C</text:span></text:p>
          </table:table-cell>
          <table:table-cell table:style-name="descriptionStatistique.G3" office:value-type="string">
            <text:p text:style-name="P11">6,67 C</text:p>
          </table:table-cell>
        </table:table-row>
        <table:table-row>
          <table:table-cell table:style-name="descriptionStatistique.A2" office:value-type="string">
            <text:p text:style-name="P9">tmax</text:p>
          </table:table-cell>
          <table:table-cell table:style-name="descriptionStatistique.B4" office:value-type="string">
            <text:p text:style-name="P9">15,27 C</text:p>
          </table:table-cell>
          <table:table-cell table:style-name="descriptionStatistique.C4" office:value-type="string">
            <text:p text:style-name="P10">15,5 C</text:p>
          </table:table-cell>
          <table:table-cell table:style-name="descriptionStatistique.D4" office:value-type="string">
            <text:p text:style-name="P10">17,2 C</text:p>
          </table:table-cell>
          <table:table-cell table:style-name="descriptionStatistique.E4" office:value-type="string">
            <text:p text:style-name="P10">38,9 C</text:p>
          </table:table-cell>
          <table:table-cell table:style-name="descriptionStatistique.F4" office:value-type="string">
            <text:p text:style-name="P7">-<text:span text:style-name="T4">14,</text:span><text:span text:style-name="T5">4 C</text:span></text:p>
          </table:table-cell>
          <table:table-cell table:style-name="descriptionStatistique.G4" office:value-type="string">
            <text:p text:style-name="P11">8,88 C</text:p>
          </table:table-cell>
        </table:table-row>
        <table:table-row>
          <table:table-cell table:style-name="descriptionStatistique.A2" office:value-type="string">
            <text:p text:style-name="P9">prcp</text:p>
          </table:table-cell>
          <table:table-cell table:style-name="descriptionStatistique.B5" office:value-type="string">
            <text:p text:style-name="P9">1,71 mm</text:p>
          </table:table-cell>
          <table:table-cell table:style-name="descriptionStatistique.C5" office:value-type="string">
            <text:p text:style-name="P10">0,0 mm</text:p>
          </table:table-cell>
          <table:table-cell table:style-name="descriptionStatistique.D5" office:value-type="string">
            <text:p text:style-name="P10">0,0 mm</text:p>
          </table:table-cell>
          <table:table-cell table:style-name="descriptionStatistique.E5" office:value-type="string">
            <text:p text:style-name="P10">66,3 <text:span text:style-name="T5">mm</text:span></text:p>
          </table:table-cell>
          <table:table-cell table:style-name="descriptionStatistique.F5" office:value-type="string">
            <text:p text:style-name="P11">0,0 mm</text:p>
          </table:table-cell>
          <table:table-cell table:style-name="descriptionStatistique.G5" office:value-type="string">
            <text:p text:style-name="P11">3,95 mm</text:p>
          </table:table-cell>
        </table:table-row>
        <table:table-row>
          <table:table-cell table:style-name="descriptionStatistique.A2" office:value-type="string">
            <text:p text:style-name="P9">snow</text:p>
          </table:table-cell>
          <table:table-cell table:style-name="descriptionStatistique.B6" office:value-type="string">
            <text:p text:style-name="P9">2,04 mm</text:p>
          </table:table-cell>
          <table:table-cell table:style-name="descriptionStatistique.C6" office:value-type="string">
            <text:p text:style-name="P10">0,0 mm</text:p>
          </table:table-cell>
          <table:table-cell table:style-name="descriptionStatistique.D6" office:value-type="string">
            <text:p text:style-name="P10">0,0 mm</text:p>
          </table:table-cell>
          <table:table-cell table:style-name="descriptionStatistique.E6" office:value-type="string">
            <text:p text:style-name="P10">400,0 mm</text:p>
          </table:table-cell>
          <table:table-cell table:style-name="descriptionStatistique.F6" office:value-type="string">
            <text:p text:style-name="P11">0,0 mm</text:p>
          </table:table-cell>
          <table:table-cell table:style-name="descriptionStatistique.G6" office:value-type="string">
            <text:p text:style-name="P11">14,19 mm</text:p>
          </table:table-cell>
        </table:table-row>
        <table:table-row table:style-name="descriptionStatistique.1">
          <table:table-cell table:style-name="descriptionStatistique.A2" office:value-type="string">
            <text:p text:style-name="P9">wspd</text:p>
          </table:table-cell>
          <table:table-cell table:style-name="descriptionStatistique.B7" office:value-type="string">
            <text:p text:style-name="P10">10, 13 km/h</text:p>
          </table:table-cell>
          <table:table-cell table:style-name="descriptionStatistique.C7" office:value-type="string">
            <text:p text:style-name="P10">8,9 km/h</text:p>
          </table:table-cell>
          <table:table-cell table:style-name="descriptionStatistique.D7" office:value-type="string">
            <text:p text:style-name="P10">5,0 km/h</text:p>
          </table:table-cell>
          <table:table-cell table:style-name="descriptionStatistique.E7" office:value-type="string">
            <text:p text:style-name="P10">93,6 km/h</text:p>
          </table:table-cell>
          <table:table-cell table:style-name="descriptionStatistique.F7" office:value-type="string">
            <text:p text:style-name="P11">0,0 km/h</text:p>
          </table:table-cell>
          <table:table-cell table:style-name="descriptionStatistique.G7" office:value-type="string">
            <text:p text:style-name="P11">5,64 km/h</text:p>
          </table:table-cell>
        </table:table-row>
        <table:table-row>
          <table:table-cell table:style-name="descriptionStatistique.A2" office:value-type="string">
            <text:p text:style-name="P9">wpgt</text:p>
          </table:table-cell>
          <table:table-cell table:style-name="descriptionStatistique.B8" office:value-type="string">
            <text:p text:style-name="P10">30,40 km/h</text:p>
          </table:table-cell>
          <table:table-cell table:style-name="descriptionStatistique.C8" office:value-type="string">
            <text:p text:style-name="P10">28,1 km/h</text:p>
          </table:table-cell>
          <table:table-cell table:style-name="descriptionStatistique.D8" office:value-type="string">
            <text:p text:style-name="P10">24,1 km/h</text:p>
          </table:table-cell>
          <table:table-cell table:style-name="descriptionStatistique.E8" office:value-type="string">
            <text:p text:style-name="P10">143,6 km/h</text:p>
          </table:table-cell>
          <table:table-cell table:style-name="descriptionStatistique.F8" office:value-type="string">
            <text:p text:style-name="P11">1,8 km/h</text:p>
          </table:table-cell>
          <table:table-cell table:style-name="descriptionStatistique.G8" office:value-type="string">
            <text:p text:style-name="P11">14,03 km/h</text:p>
          </table:table-cell>
        </table:table-row>
        <table:table-row>
          <table:table-cell table:style-name="descriptionStatistique.A2" office:value-type="string">
            <text:p text:style-name="P9">pres</text:p>
          </table:table-cell>
          <table:table-cell table:style-name="descriptionStatistique.B9" office:value-type="string">
            <text:p text:style-name="P10">1017,27 hPa</text:p>
          </table:table-cell>
          <table:table-cell table:style-name="descriptionStatistique.C9" office:value-type="string">
            <text:p text:style-name="P10">1017,2 hPa</text:p>
          </table:table-cell>
          <table:table-cell table:style-name="descriptionStatistique.D9" office:value-type="string">
            <text:p text:style-name="P10">1017,8 hPa</text:p>
          </table:table-cell>
          <table:table-cell table:style-name="descriptionStatistique.E9" office:value-type="string">
            <text:p text:style-name="P10">1045,1 hPa</text:p>
          </table:table-cell>
          <table:table-cell table:style-name="descriptionStatistique.F9" office:value-type="string">
            <text:p text:style-name="P11">980,0 hPa</text:p>
          </table:table-cell>
          <table:table-cell table:style-name="descriptionStatistique.G9" office:value-type="string">
            <text:p text:style-name="P11">8,21 hPa</text:p>
          </table:table-cell>
        </table:table-row>
        <table:table-row table:style-name="descriptionStatistique.1">
          <table:table-cell table:style-name="descriptionStatistique.A10" office:value-type="string">
            <text:p text:style-name="P9">tsun</text:p>
          </table:table-cell>
          <table:table-cell table:style-name="descriptionStatistique.B10" office:value-type="string">
            <text:p text:style-name="P10">297,07 min</text:p>
          </table:table-cell>
          <table:table-cell table:style-name="descriptionStatistique.C10" office:value-type="string">
            <text:p text:style-name="P10">234,0 min</text:p>
          </table:table-cell>
          <table:table-cell table:style-name="descriptionStatistique.D10" office:value-type="string">
            <text:p text:style-name="P10">0,0 min</text:p>
          </table:table-cell>
          <table:table-cell table:style-name="descriptionStatistique.E10" office:value-type="string">
            <text:p text:style-name="P10">930,0 min</text:p>
          </table:table-cell>
          <table:table-cell table:style-name="descriptionStatistique.F10" office:value-type="string">
            <text:p text:style-name="P11">0,0 min</text:p>
          </table:table-cell>
          <table:table-cell table:style-name="descriptionStatistique.G10" office:value-type="string">
            <text:p text:style-name="P11">273,33 min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 Gyre Bonum Math" svg:font-family="'TeX Gyre Bonum Math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1T12:32:58.328280495</meta:creation-date>
    <dc:date>2026-01-04T13:26:24.458560069</dc:date>
    <meta:editing-duration>P3DT23H58M42S</meta:editing-duration>
    <meta:editing-cycles>1</meta:editing-cycles>
    <meta:document-statistic meta:table-count="1" meta:image-count="0" meta:object-count="0" meta:page-count="1" meta:paragraph-count="72" meta:word-count="154" meta:character-count="694" meta:non-whitespace-character-count="612"/>
    <meta:generator>LibreOffice/24.2.7.2$Linux_X86_64 LibreOffice_project/420$Build-2</meta:generator>
  </office:meta>
</office:document-meta>
</file>